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, MonacoRegular, 'Courier New', monospace"/>
    <style:font-face style:name="Ubuntu" svg:font-family="Ubuntu, sans-serif"/>
    <style:font-face style:name="inherit" svg:font-family="inherit"/>
    <style:font-face style:name="monospace" svg:font-family="monospace"/>
    <style:font-face style:name="proxima-nova2" svg:font-family="proxima-nova, sans-serif"/>
    <style:font-face style:name="Arial2" svg:font-family="Arial" style:font-family-generic="swiss"/>
    <style:font-face style:name="proxima-nova1" svg:font-family="proxima-nova, sans-serif" style:font-family-generic="swiss"/>
    <style:font-face style:name="proxima-nova" svg:font-family="proxima-nova, sans-serif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line-height="160%" fo:text-align="justify" style:justify-single-word="false" fo:orphans="2" fo:widows="2" fo:text-indent="0cm" style:auto-text-indent="false" fo:padding="0cm" fo:border="none"/>
    </style:style>
    <style:style style:name="P2" style:family="paragraph" style:parent-style-name="Preformatted_20_Text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fo:font-size="10.5pt" fo:letter-spacing="normal" fo:font-style="normal" fo:font-weight="normal" fo:background-color="#eeeeee"/>
    </style:style>
    <style:style style:name="P3" style:family="paragraph" style:parent-style-name="Preformatted_20_Text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fo:font-size="12pt" fo:letter-spacing="normal" fo:font-style="normal" fo:font-weight="normal" fo:background-color="#eeeeee" style:font-size-asian="12pt" style:font-size-complex="12pt"/>
    </style:style>
    <style:style style:name="P4" style:family="paragraph" style:parent-style-name="Heading_20_2">
      <style:paragraph-properties fo:margin-left="0cm" fo:margin-right="0cm" fo:margin-top="0.37cm" fo:margin-bottom="0.265cm" fo:orphans="2" fo:widows="2" fo:text-indent="0cm" style:auto-text-indent="false" fo:padding="0cm" fo:border="none"/>
      <style:text-properties fo:font-variant="normal" fo:text-transform="none" fo:color="#3a3a3a" style:font-name="proxima-nova2" fo:font-size="21pt" fo:letter-spacing="normal" fo:font-style="normal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582cm" fo:orphans="2" fo:widows="2" fo:text-indent="0cm" style:auto-text-indent="false" fo:padding="0cm" fo:border="none"/>
      <style:text-properties fo:font-variant="normal" fo:text-transform="none" fo:color="#000000" style:font-name="proxima-nova2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582cm" fo:orphans="2" fo:widows="2" fo:text-indent="0cm" style:auto-text-indent="false" fo:padding-left="0cm" fo:padding-right="0cm" fo:padding-top="0cm" fo:padding-bottom="0.049cm" fo:border-left="none" fo:border-right="none" fo:border-top="none" fo:border-bottom="0.002cm solid #000000"/>
    </style:style>
    <style:style style:name="P8" style:family="paragraph" style:parent-style-name="Text_20_body">
      <style:paragraph-properties fo:margin-left="0cm" fo:margin-right="0cm" fo:line-height="130%" fo:orphans="2" fo:widows="2" fo:text-indent="0cm" style:auto-text-indent="false" fo:padding="0cm" fo:border="none"/>
      <style:text-properties fo:font-variant="normal" fo:text-transform="none" fo:color="#222222" style:font-name="monospace" fo:font-size="12pt" fo:letter-spacing="normal" fo:font-style="normal" fo:font-weight="normal" fo:background-color="#eeeeee"/>
    </style:style>
    <style:style style:name="P9" style:family="paragraph" style:parent-style-name="Text_20_body">
      <style:paragraph-properties fo:margin-left="0cm" fo:margin-right="0cm" fo:line-height="130%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222222" style:font-name="monospace" fo:font-size="12pt" fo:letter-spacing="normal" fo:font-style="normal" fo:font-weight="normal" fo:background-color="#eeeeee"/>
    </style:style>
    <style:style style:name="P10" style:family="paragraph" style:parent-style-name="Standard">
      <style:text-properties fo:color="#333333" style:font-name="proxima-nova1" fo:font-size="24pt" style:font-size-asian="24pt" style:font-size-complex="24pt"/>
    </style:style>
    <style:style style:name="P11" style:family="paragraph" style:parent-style-name="Heading_20_3">
      <style:text-properties fo:font-variant="normal" fo:text-transform="none" fo:color="#3a3a3a" style:font-name="proxima-nova2" fo:font-size="16.5pt" fo:font-style="normal" fo:font-weight="bold"/>
    </style:style>
    <style:style style:name="P12" style:family="paragraph" style:parent-style-name="Preformatted_20_Text">
      <style:paragraph-properties fo:margin-top="0cm" fo:margin-bottom="0cm" fo:orphans="2" fo:widows="2"/>
      <style:text-properties fo:font-variant="normal" fo:text-transform="none" fo:color="#000000" fo:font-size="10.5pt" fo:letter-spacing="normal" fo:font-style="normal" fo:font-weight="normal"/>
    </style:style>
    <style:style style:name="P13" style:family="paragraph" style:parent-style-name="Preformatted_20_Text">
      <style:paragraph-properties fo:margin-top="0cm" fo:margin-bottom="0cm" fo:orphans="2" fo:widows="2"/>
      <style:text-properties fo:font-variant="normal" fo:text-transform="none" fo:color="#000000" fo:font-size="10.5pt" fo:letter-spacing="normal" fo:font-style="normal" fo:font-weight="normal" fo:background-color="#eeeeee"/>
    </style:style>
    <style:style style:name="P14" style:family="paragraph" style:parent-style-name="Preformatted_20_Text">
      <style:paragraph-properties fo:margin-top="0cm" fo:margin-bottom="0cm" fo:orphans="2" fo:widows="2"/>
      <style:text-properties fo:font-variant="normal" fo:text-transform="none" fo:color="#000000" fo:letter-spacing="normal" fo:background-color="#eeeeee"/>
    </style:style>
    <style:style style:name="P15" style:family="paragraph" style:parent-style-name="Preformatted_20_Text">
      <style:paragraph-properties fo:margin-top="0cm" fo:margin-bottom="0cm" fo:orphans="2" fo:widows="2"/>
      <style:text-properties fo:font-variant="normal" fo:text-transform="none" fo:color="#000000" fo:font-size="12pt" fo:letter-spacing="normal" fo:font-style="normal" fo:font-weight="normal" fo:background-color="#eeeeee" style:font-size-asian="12pt" style:font-size-complex="12pt"/>
    </style:style>
    <style:style style:name="P16" style:family="paragraph" style:parent-style-name="Preformatted_20_Text">
      <style:paragraph-properties fo:margin-top="0cm" fo:margin-bottom="0cm" fo:orphans="2" fo:widows="2"/>
      <style:text-properties fo:background-color="#eeeeee"/>
    </style:style>
    <style:style style:name="P17" style:family="paragraph" style:parent-style-name="Text_20_body">
      <style:text-properties fo:color="#333333"/>
    </style:style>
    <style:style style:name="P18" style:family="paragraph" style:parent-style-name="Text_20_body">
      <style:text-properties style:font-name="proxima-nova1"/>
    </style:style>
    <style:style style:name="P19" style:family="paragraph" style:parent-style-name="Text_20_body">
      <style:text-properties style:font-name="proxima-nova1" fo:font-size="21pt" style:font-size-asian="21pt" style:font-size-complex="21pt"/>
    </style:style>
    <style:style style:name="P20" style:family="paragraph" style:parent-style-name="Text_20_body">
      <style:text-properties style:font-name="Courier New" fo:background-color="#eeeeee"/>
    </style:style>
    <style:style style:name="P21" style:family="paragraph" style:parent-style-name="Text_20_body">
      <style:paragraph-properties fo:margin-top="0.199cm" fo:margin-bottom="0.21cm"/>
      <style:text-properties fo:color="#000000"/>
    </style:style>
    <style:style style:name="P22" style:family="paragraph" style:parent-style-name="Text_20_body">
      <style:paragraph-properties fo:margin-left="0cm" fo:margin-right="0cm" fo:margin-top="0cm" fo:margin-bottom="0.582cm" fo:orphans="2" fo:widows="2" fo:text-indent="0cm" style:auto-text-indent="false" fo:padding-left="0cm" fo:padding-right="0cm" fo:padding-top="0cm" fo:padding-bottom="0.049cm" fo:border-left="none" fo:border-right="none" fo:border-top="none" fo:border-bottom="0.002cm solid #000000"/>
      <style:text-properties fo:font-variant="normal" fo:text-transform="none" fo:color="#000000" style:font-name="proxima-nova2" fo:font-size="12pt" fo:letter-spacing="normal" fo:font-style="normal" fo:font-weight="normal"/>
    </style:style>
    <style:style style:name="P23" style:family="paragraph" style:parent-style-name="Text_20_body">
      <style:paragraph-properties fo:margin-left="0cm" fo:margin-right="0cm" fo:margin-top="0cm" fo:margin-bottom="0.582cm" fo:orphans="2" fo:widows="2" fo:text-indent="0cm" style:auto-text-indent="false" fo:padding="0cm" fo:border="none"/>
      <style:text-properties fo:font-variant="normal" fo:text-transform="none" fo:color="#000000" style:font-name="proxima-nova2" fo:font-size="12pt" fo:letter-spacing="normal" fo:font-style="normal" fo:font-weight="normal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proxima-nova2" fo:font-size="12pt" fo:letter-spacing="normal" fo:font-style="normal" fo:font-weight="normal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monospace" fo:font-size="12pt" fo:letter-spacing="normal" fo:font-style="normal" fo:font-weight="normal" fo:background-color="#eeeeee" style:font-size-asian="12pt" style:font-size-complex="12pt"/>
    </style:style>
    <style:style style:name="P26" style:family="paragraph" style:parent-style-name="Heading_20_2">
      <style:paragraph-properties fo:margin-left="0cm" fo:margin-right="0cm" fo:margin-top="0.37cm" fo:margin-bottom="0.265cm" fo:orphans="2" fo:widows="2" fo:text-indent="0cm" style:auto-text-indent="false" fo:padding="0cm" fo:border="none"/>
      <style:text-properties fo:font-variant="normal" fo:text-transform="none" fo:color="#3a3a3a" style:font-name="proxima-nova2" fo:font-size="21pt" fo:letter-spacing="normal" fo:font-style="normal" fo:font-weight="normal"/>
    </style:style>
    <style:style style:name="P27" style:family="paragraph" style:parent-style-name="Preformatted_20_Text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fo:font-size="12pt" fo:letter-spacing="normal" fo:font-style="normal" fo:font-weight="normal" fo:background-color="#eeeeee" style:font-size-asian="12pt" style:font-size-complex="12pt"/>
    </style:style>
    <style:style style:name="P28" style:family="paragraph" style:parent-style-name="Preformatted_20_Text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fo:font-size="10.5pt" fo:letter-spacing="normal" fo:font-style="normal" fo:font-weight="normal"/>
    </style:style>
    <style:style style:name="T1" style:family="text">
      <style:text-properties fo:font-variant="normal" fo:text-transform="none" fo:color="#000000" style:font-name="proxima-nova2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proxima-nova2" fo:font-size="12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style:font-name="proxima-nova2" fo:font-size="12pt" fo:letter-spacing="normal" fo:font-style="italic" fo:font-weight="normal" style:font-style-asian="italic" style:font-style-complex="italic"/>
    </style:style>
    <style:style style:name="T4" style:family="text">
      <style:text-properties fo:font-variant="normal" fo:text-transform="none" fo:color="#000000" style:text-line-through-style="none" style:font-name="inherit" fo:font-size="12pt" fo:letter-spacing="normal" fo:font-style="normal" style:text-underline-style="none" fo:font-weight="normal" style:text-blinking="false" style:font-size-asian="12pt" style:font-size-complex="12pt"/>
    </style:style>
    <style:style style:name="T5" style:family="text">
      <style:text-properties fo:font-variant="normal" fo:text-transform="none" fo:color="#000000" style:font-name="Courier New" fo:font-size="10.5pt" fo:letter-spacing="normal" fo:font-style="normal" fo:font-weight="normal" style:font-size-asian="10.5pt" style:font-size-complex="10.5pt"/>
    </style:style>
    <style:style style:name="T6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444444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style:font-name="proxima-nova1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a30b06" style:text-line-through-style="none" fo:font-size="12pt" fo:letter-spacing="normal" fo:font-style="normal" style:text-underline-style="none" fo:font-weight="normal" style:text-blinking="false" style:font-size-asian="12pt" style:font-size-complex="12pt"/>
    </style:style>
    <style:style style:name="T11" style:family="text">
      <style:text-properties fo:font-variant="normal" fo:text-transform="none" fo:color="#990000" style:text-line-through-style="none" style:font-name="inherit" fo:font-size="12pt" fo:letter-spacing="normal" fo:font-style="normal" style:text-underline-style="none" fo:font-weight="normal" style:text-blinking="false" style:font-size-asian="12pt" style:font-size-complex="12pt"/>
    </style:style>
    <style:style style:name="T12" style:family="text">
      <style:text-properties fo:font-variant="normal" fo:text-transform="none" fo:color="#990000" style:font-name="inherit" fo:font-size="12pt" fo:letter-spacing="normal" fo:font-style="normal" fo:font-weight="bold" style:font-size-asian="12pt" style:font-size-complex="12pt"/>
    </style:style>
    <style:style style:name="T13" style:family="text">
      <style:text-properties fo:font-size="10.5pt" fo:font-style="normal" fo:font-weight="normal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style:font-name="proxima-nova1" fo:font-size="21pt" style:font-size-asian="21pt" style:font-size-complex="2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nstaller LAMP sur un serveur</text:p>
      <text:p text:style-name="P22"/>
      <text:h text:style-name="P11" text:outline-level="3">A propos de LAMP</text:h>
      <text:p text:style-name="P6">LAMP est un groupe de logiciels open source pour configurer des serveurs. L'acronyme signifie <text:s/>Linux, Apache, MySQL, et PHP. Debian étant une version de Linux déjà installé sur le serveur, nous n'avons pas à nous en occuper.</text:p>
      <text:h text:style-name="P4" text:outline-level="2">Set Up</text:h>
      <text:p text:style-name="P6">La première commande à rentrer afin de vérifier que le système soit à jour est :</text:p>
      <text:p text:style-name="P3">apt-get update // mise à jour de la liste des paquets</text:p>
      <text:p text:style-name="P6"/>
      <text:p text:style-name="P6">suivi de <text:s/>:</text:p>
      <text:p text:style-name="P3">apt-get upgrade <text:s/>// installation des paquets les plus récents</text:p>
      <text:p text:style-name="P22"/>
      <text:h text:style-name="P4" text:outline-level="2">Etape 1—Installer Apache</text:h>
      <text:p text:style-name="P6">Apache est le serveur HTTP qui équipe plus de 50% des serveurs dans le monde. Pour installer Apache entrer la commande suivante dans le terminal :</text:p>
      <text:p text:style-name="P3">apt-get install apache2</text:p>
      <text:p text:style-name="P22"/>
      <text:p text:style-name="P7"><text:span text:style-name="T1">Pour vérifier qu'Apache soit bien installé sur le VPS (Virtual Private Server), entrer l'adresse IP <text:s/>du serveur dans le browser (ex: http://12.34.56.789). La page devrait afficher les mots </text:span><text:span text:style-name="T3">“ It works! "</text:span><text:span text:style-name="T1">. </text:span></text:p>
      <text:p text:style-name="P22"/>
      <text:h text:style-name="P4" text:outline-level="2">Trouver l'adresse IP du Serveur</text:h>
      <text:p text:style-name="P6">On peut entrer la commande suivante pour révéler l'adresse IP du VPS.</text:p>
      <text:p text:style-name="P3">ifconfig eth0 | grep inet | awk '{ print $2 }'</text:p>
      <text:p text:style-name="P22"/>
      <text:p text:style-name="P22"/>
      <text:h text:style-name="P4" text:outline-level="2"><text:soft-page-break/>Etape 2 — Installer MySQL <text:span text:style-name="T14">(MariaDB sur Debian 9)</text:span></text:h>
      <text:p text:style-name="P6">MySQL est un système de base de données largement répandu, utilisé pour organiser et stocker des données.</text:p>
      <text:p text:style-name="P6">Pour installer MySQL, taper dans le terminal :</text:p>
      <text:p text:style-name="P3">apt-get install mysql-server</text:p>
      <text:p text:style-name="P6"/>
      <text:p text:style-name="P6">Pendant l'installation, MySQL demande de définir un password pour le root. S'il n'est pas défini à ce moment, il est possible de la faire ultérieurement depuis le Shell MySQL.</text:p>
      <text:p text:style-name="P6">Terminer en lançant le script de set up MySQL:</text:p>
      <text:p text:style-name="P3">mysql_secure_installation</text:p>
      <text:p text:style-name="P28"/>
      <text:p text:style-name="P6">Le prompt va demander le password root actuel, l'entrer.</text:p>
      <text:p text:style-name="P3">Enter current password for root (enter for none): </text:p>
      <text:p text:style-name="P15">OK, successfully used password, moving on...</text:p>
      <text:p text:style-name="P12"/>
      <text:p text:style-name="P6">Après le prompt demande si on veut changer le password du root. On peut choisir Non.</text:p>
      <text:p text:style-name="P6">Il est plus facile de répondre 'oui' à tout mais on peut aussi prendre le temps de regarder les propositions.</text:p>
      <text:p text:style-name="P2">By default, a MySQL installation has an anonymous user, allowing anyone</text:p>
      <text:p text:style-name="P13">to log into MySQL without having to have a user account created for</text:p>
      <text:p text:style-name="P13">them. <text:s/>This is intended only for testing, and to make the installation</text:p>
      <text:p text:style-name="P13">go a bit smoother. <text:s/>You should remove them before moving into a</text:p>
      <text:p text:style-name="P13">production environment.</text:p>
      <text:p text:style-name="P16"/>
      <text:p text:style-name="P13">Remove anonymous users? [Y/n] y <text:s text:c="43"/></text:p>
      <text:p text:style-name="P14"><text:s/><text:span text:style-name="T13">... Success!</text:span></text:p>
      <text:p text:style-name="P16"/>
      <text:p text:style-name="P13">Normally, root should only be allowed to connect from 'localhost'. <text:s/>This</text:p>
      <text:p text:style-name="P13">ensures that someone cannot guess at the root password from the network.</text:p>
      <text:p text:style-name="P16"/>
      <text:p text:style-name="P13">Disallow root login remotely? [Y/n] y</text:p>
      <text:p text:style-name="P13">... Success!</text:p>
      <text:p text:style-name="P16"/>
      <text:p text:style-name="P13">By default, MySQL comes with a database named 'test' that anyone can</text:p>
      <text:p text:style-name="P13">access. <text:s/>This is also intended only for testing, and should be removed</text:p>
      <text:p text:style-name="P13">before moving into a production environment.</text:p>
      <text:p text:style-name="P16"/>
      <text:p text:style-name="P13">Remove test database and access to it? [Y/n] y</text:p>
      <text:p text:style-name="P14"><text:s/><text:span text:style-name="T13">- Dropping test database...</text:span></text:p>
      <text:p text:style-name="P14"><text:s/><text:span text:style-name="T13">... Success!</text:span></text:p>
      <text:p text:style-name="P14"><text:s/><text:span text:style-name="T13">- Removing privileges on test database...</text:span></text:p>
      <text:p text:style-name="P14"><text:s/><text:span text:style-name="T13">... Success!</text:span></text:p>
      <text:p text:style-name="P16"/>
      <text:p text:style-name="P13">Reloading the privilege tables will ensure that all changes made so far</text:p>
      <text:p text:style-name="P13">will take effect immediately.</text:p>
      <text:p text:style-name="P16"/>
      <text:p text:style-name="P13"><text:soft-page-break/>Reload privilege tables now? [Y/n] y</text:p>
      <text:p text:style-name="P14"><text:s/><text:span text:style-name="T13">... Success!</text:span></text:p>
      <text:p text:style-name="P16"/>
      <text:p text:style-name="P13">Cleaning up...</text:p>
      <text:p text:style-name="P12"/>
      <text:p text:style-name="P6">Quand c'est terminé, installer Php sur le serveur.</text:p>
      <text:p text:style-name="P22"/>
      <text:h text:style-name="P4" text:outline-level="2">Etape 3 —Installer PHP</text:h>
      <text:p text:style-name="P6">PHP est un langage web open source largement utilisé pour construire des pages Web dynamiques.</text:p>
      <text:p text:style-name="P5"><text:span text:style-name="T1">Pour installer php, entrer cette commande dans le terminal (</text:span><text:span text:style-name="T2">Note</text:span><text:span text:style-name="T1">: sur les versions antérieure a Debian 7, inclure aussi </text:span><text:span text:style-name="T5">php5-suhosin </text:span><text:span text:style-name="T1">) <text:s/>: </text:span></text:p>
      <text:p text:style-name="P28"/>
      <text:p text:style-name="P3">apt-get install php7.0</text:p>
      <text:p text:style-name="P6"/>
      <text:p text:style-name="P6">Terminer en relançant Apache:</text:p>
      <text:p text:style-name="P3">service apache2 restart</text:p>
      <text:p text:style-name="P22"/>
      <text:h text:style-name="P4" text:outline-level="2">Etape 4 — RESULTATS: PHP sur le Serveur</text:h>
      <text:p text:style-name="P6">Bien que LAMP soit installé, on peut toujours jeter un coup d'oeil aux composants online en créant une page php info.</text:p>
      <text:p text:style-name="P6">D'abord créer un nouveau fichier :</text:p>
      <text:p text:style-name="P3">nano /var/www/info.php</text:p>
      <text:p text:style-name="P6"/>
      <text:p text:style-name="P6">Rentrer le code suivant :</text:p>
      <text:p text:style-name="P3">&lt;?php</text:p>
      <text:p text:style-name="P15">phpinfo();</text:p>
      <text:p text:style-name="P15">?&gt;</text:p>
      <text:p text:style-name="P6"/>
      <text:p text:style-name="P6">Sauver et quitter :</text:p>
      <text:p text:style-name="P6">Il est alors possible de visiter la page info (ex: http://12.34.56.789/info.php)</text:p>
      <text:p text:style-name="P22"/>
      <text:p text:style-name="P17"><text:soft-page-break/><text:span text:style-name="T15">Etape 5 (facultative) – Installer phpMyAdmin</text:span> </text:p>
      <text:p text:style-name="P18">Il est possible d'installer phpMyAdmin sur le serveur et ainsi bénéficier des fonctionnalités et de l'interface graphique de l'application.</text:p>
      <text:p text:style-name="P24">Pour installer phpMyAdmin, entrer cette commande dans le terminal :</text:p>
      <text:p text:style-name="P25">apt-get install phpmyadmin</text:p>
      <text:p text:style-name="P21"><text:span text:style-name="T9">Le script d'installation s'arrêtera pour demander le mot de passe "root" pour se connecter à votre serveur MySQL.</text:span> </text:p>
      <text:p text:style-name="P1"><text:span text:style-name="T6">phpMyAdmin est supposé être accessible via l'adresse </text:span><text:a xlink:type="simple" xlink:href="http://localhost/phpmyadmin" text:style-name="Internet_20_link" text:visited-style-name="Visited_20_Internet_20_Link"><text:span text:style-name="T11">http://localhost/phpmyadmin</text:span></text:a><text:span text:style-name="T6"> .</text:span></text:p>
      <text:p text:style-name="P1"><text:span text:style-name="T6">Si ce n'est pas le cas, il faut que vous modifiez la configuration de votre serveur </text:span><text:a xlink:type="simple" xlink:href="https://itx-technologies.com/fr/blog/tag/Apache%202" text:style-name="Internet_20_link" text:visited-style-name="Visited_20_Internet_20_Link"><text:span text:style-name="T4">Apache</text:span></text:a><text:span text:style-name="T6">.</text:span></text:p>
      <text:p text:style-name="P1"><text:span text:style-name="T6">Ouvrez le fichier </text:span><text:span text:style-name="Strong_20_Emphasis"><text:span text:style-name="T12">/etc/apache2/apache2.conf </text:span></text:span><text:span text:style-name="T6">avec les droits root, soit :</text:span></text:p>
      <text:p text:style-name="P9">sudo gedit /etc/apache2/apache2.conf</text:p>
      <text:p text:style-name="Text_20_body"><text:span text:style-name="Corps">Ajoutez la ligne suivante à la toute fin du fichier :</text:span></text:p>
      <text:p text:style-name="P8">Include /etc/phpmyadmin/apache.conf</text:p>
      <text:p text:style-name="Text_20_body"><text:span text:style-name="Corps">Ensuite, redémarrez votre serveur Apache avec la commande suivante :</text:span></text:p>
      <text:p text:style-name="P8">sudo /etc/init.d/apache2 restart</text:p>
      <text:p text:style-name="Text_20_body"><text:span text:style-name="Corps"><text:span text:style-name="T7">Après avoir fait ces étapes, vous devriez être capable d'accéder à votre outil de gestion de base de données </text:span></text:span><text:a xlink:type="simple" xlink:href="https://itx-technologies.com/fr/blog/tag/phpmyadmin" text:style-name="Internet_20_link" text:visited-style-name="Visited_20_Internet_20_Link"><text:span text:style-name="Corps">phpMyAdmin</text:span></text:a><text:span text:style-name="Corps"><text:span text:style-name="T10"> </text:span></text:span><text:span text:style-name="Corps"><text:span text:style-name="T8">via </text:span></text:span><text:a xlink:type="simple" xlink:href="https://itx-technologies.com/fr/blog/Include%20/etc/phpmyadmin/apache.conf" text:style-name="Internet_20_link" text:visited-style-name="Visited_20_Internet_20_Link"><text:span text:style-name="Corps"><text:span text:style-name="T10">http://localhost/phpmyadmin</text:span></text:span></text:a><text:span text:style-name="Corps"><text:span text:style-name="T8">.</text:span></text:span></text:p>
      <text:p text:style-name="P22"/>
      <text:p text:style-name="P19">Créer un User et lui accorder les privilèges dans mariaDB :</text:p>
      <text:p text:style-name="Text_20_body"><text:a xlink:type="simple" xlink:href="https://www.hostinger.fr/tutoriels/creer-un-utilisateur-mysql/" text:style-name="Internet_20_link" text:visited-style-name="Visited_20_Internet_20_Link">https://www.hostinger.fr/tutoriels/creer-un-utilisateur-mysql/</text:a></text:p>
      <text:p text:style-name="P20">CREATE USER 'username'@'localhost' IDENTIFIED BY 'password' ;</text:p>
      <text:p text:style-name="P20">GRANT ALL PRIVILEGES ON * . * TO 'username'@'localhost' ;</text:p>
      <text:p text:style-name="P20">FLUSH PRIVILEGES ;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, MonacoRegular, 'Courier New', monospace"/>
    <style:font-face style:name="Ubuntu" svg:font-family="Ubuntu, sans-serif"/>
    <style:font-face style:name="inherit" svg:font-family="inherit"/>
    <style:font-face style:name="monospace" svg:font-family="monospace"/>
    <style:font-face style:name="proxima-nova2" svg:font-family="proxima-nova, sans-serif"/>
    <style:font-face style:name="Arial2" svg:font-family="Arial" style:font-family-generic="swiss"/>
    <style:font-face style:name="proxima-nova1" svg:font-family="proxima-nova, sans-serif" style:font-family-generic="swiss"/>
    <style:font-face style:name="proxima-nova" svg:font-family="proxima-nova, sans-serif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21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orps" style:family="text">
      <style:text-properties style:font-name="proxima-nova" fo:background-color="transpar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bi bobo</meta:initial-creator>
    <meta:creation-date>2018-01-12T09:38:43.40</meta:creation-date>
    <dc:date>2018-01-12T16:53:51.82</dc:date>
    <dc:creator>bibi bobo</dc:creator>
    <meta:editing-duration>PT3H33M49S</meta:editing-duration>
    <meta:editing-cycles>9</meta:editing-cycles>
    <meta:generator>OpenOffice/4.1.4$Win32 OpenOffice.org_project/414m5$Build-9788</meta:generator>
    <meta:document-statistic meta:table-count="0" meta:image-count="0" meta:object-count="0" meta:page-count="4" meta:paragraph-count="87" meta:word-count="775" meta:character-count="4901"/>
  </office:meta>
</office:document-meta>
</file>